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4">
            <text:p>T-1964</text:p>
          </table:table-cell>
          <table:table-cell office:value-type="float" office:value="58.9">
            <text:p>58.9</text:p>
          </table:table-cell>
          <table:table-cell office:value-type="float" office:value="9.32">
            <text:p>9.32</text:p>
          </table:table-cell>
          <table:table-cell office:value-type="float" office:value="6270.0">
            <text:p>6270.0</text:p>
          </table:table-cell>
          <table:table-cell office:value-type="float" office:value="130.0">
            <text:p>13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8.6">
            <text:p>28.6</text:p>
          </table:table-cell>
          <table:table-cell office:value-type="float" office:value="1.29">
            <text:p>1.29</text:p>
          </table:table-cell>
          <table:table-cell office:value-type="float" office:value="1.2949380871339746">
            <text:p>1.2949380871339746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261">
            <text:p>Poz-72261</text:p>
          </table:table-cell>
          <table:table-cell office:value-type="float" office:value="58.5533">
            <text:p>58.5533</text:p>
          </table:table-cell>
          <table:table-cell office:value-type="float" office:value="8.91">
            <text:p>8.91</text:p>
          </table:table-cell>
          <table:table-cell office:value-type="float" office:value="5255.0">
            <text:p>5255.0</text:p>
          </table:table-cell>
          <table:table-cell office:value-type="float" office:value="35.0">
            <text:p>35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0.26">
            <text:p>0.26</text:p>
          </table:table-cell>
          <table:table-cell office:value-type="float" office:value="0.2571994641476988">
            <text:p>0.2571994641476988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602">
            <text:p>Poz-71602</text:p>
          </table:table-cell>
          <table:table-cell office:value-type="float" office:value="58.6251">
            <text:p>58.6251</text:p>
          </table:table-cell>
          <table:table-cell office:value-type="float" office:value="8.96">
            <text:p>8.96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betula leaves seeds stalk">
            <text:p>betula leaves seeds stal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6.0">
            <text:p>46.0</text:p>
          </table:table-cell>
          <table:table-cell office:value-type="float" office:value="0.25">
            <text:p>0.25</text:p>
          </table:table-cell>
          <table:table-cell office:value-type="float" office:value="0.2534288592048871">
            <text:p>0.2534288592048871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605">
            <text:p>Poz-71605</text:p>
          </table:table-cell>
          <table:table-cell office:value-type="float" office:value="58.5913">
            <text:p>58.5913</text:p>
          </table:table-cell>
          <table:table-cell office:value-type="float" office:value="9.02">
            <text:p>9.02</text:p>
          </table:table-cell>
          <table:table-cell office:value-type="float" office:value="2440.0">
            <text:p>2440.0</text:p>
          </table:table-cell>
          <table:table-cell office:value-type="float" office:value="30.0">
            <text:p>30.0</text:p>
          </table:table-cell>
          <table:table-cell office:value-type="string" office:value="Leaves and stalks">
            <text:p>Leaves and stalk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26">
            <text:p>0.26</text:p>
          </table:table-cell>
          <table:table-cell office:value-type="float" office:value="0.25572974008388805">
            <text:p>0.25572974008388805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613">
            <text:p>Poz-71613</text:p>
          </table:table-cell>
          <table:table-cell office:value-type="float" office:value="58.5799">
            <text:p>58.5799</text:p>
          </table:table-cell>
          <table:table-cell office:value-type="float" office:value="8.91">
            <text:p>8.91</text:p>
          </table:table-cell>
          <table:table-cell office:value-type="float" office:value="6240.0">
            <text:p>6240.0</text:p>
          </table:table-cell>
          <table:table-cell office:value-type="float" office:value="40.0">
            <text:p>40.0</text:p>
          </table:table-cell>
          <table:table-cell office:value-type="string" office:value="twig with intact thin cortex">
            <text:p>twig with intact thin corte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1.6">
            <text:p>21.6</text:p>
          </table:table-cell>
          <table:table-cell office:value-type="float" office:value="0.26">
            <text:p>0.26</text:p>
          </table:table-cell>
          <table:table-cell office:value-type="float" office:value="0.25547473115780933">
            <text:p>0.2554747311578093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76">
            <text:p>Poz-73676</text:p>
          </table:table-cell>
          <table:table-cell office:value-type="float" office:value="58.5686">
            <text:p>58.5686</text:p>
          </table:table-cell>
          <table:table-cell office:value-type="float" office:value="8.93">
            <text:p>8.93</text:p>
          </table:table-cell>
          <table:table-cell office:value-type="float" office:value="9590.0">
            <text:p>9590.0</text:p>
          </table:table-cell>
          <table:table-cell office:value-type="float" office:value="50.0">
            <text:p>50.0</text:p>
          </table:table-cell>
          <table:table-cell office:value-type="string" office:value="mainly grasses and one betula seed">
            <text:p>mainly grasses and one betula se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0.5">
            <text:p>40.5</text:p>
          </table:table-cell>
          <table:table-cell office:value-type="float" office:value="0.19">
            <text:p>0.19</text:p>
          </table:table-cell>
          <table:table-cell office:value-type="float" office:value="0.19158968163211773">
            <text:p>0.1915896816321177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265">
            <text:p>Poz-72265</text:p>
          </table:table-cell>
          <table:table-cell office:value-type="float" office:value="58.5359">
            <text:p>58.5359</text:p>
          </table:table-cell>
          <table:table-cell office:value-type="float" office:value="8.96">
            <text:p>8.96</text:p>
          </table:table-cell>
          <table:table-cell office:value-type="float" office:value="9010.0">
            <text:p>9010.0</text:p>
          </table:table-cell>
          <table:table-cell office:value-type="float" office:value="50.0">
            <text:p>50.0</text:p>
          </table:table-cell>
          <table:table-cell office:value-type="string" office:value="seeds cortex fragment">
            <text:p>seeds cortex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7.6">
            <text:p>37.6</text:p>
          </table:table-cell>
          <table:table-cell office:value-type="float" office:value="0.19">
            <text:p>0.19</text:p>
          </table:table-cell>
          <table:table-cell office:value-type="float" office:value="0.194728260910988">
            <text:p>0.194728260910988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43">
            <text:p>Poz-72443</text:p>
          </table:table-cell>
          <table:table-cell office:value-type="float" office:value="58.611">
            <text:p>58.611</text:p>
          </table:table-cell>
          <table:table-cell office:value-type="float" office:value="8.9">
            <text:p>8.9</text:p>
          </table:table-cell>
          <table:table-cell office:value-type="float" office:value="9390.0">
            <text:p>9390.0</text:p>
          </table:table-cell>
          <table:table-cell office:value-type="float" office:value="60.0">
            <text:p>60.0</text:p>
          </table:table-cell>
          <table:table-cell office:value-type="string" office:value="Terrestrial twigs and leaves">
            <text:p>Terrestrial twigs an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0">
            <text:p>52.0</text:p>
          </table:table-cell>
          <table:table-cell office:value-type="float" office:value="0.25">
            <text:p>0.25</text:p>
          </table:table-cell>
          <table:table-cell office:value-type="float" office:value="0.2537059271723177">
            <text:p>0.253705927172317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79">
            <text:p>Poz-73679</text:p>
          </table:table-cell>
          <table:table-cell office:value-type="float" office:value="58.5745">
            <text:p>58.5745</text:p>
          </table:table-cell>
          <table:table-cell office:value-type="float" office:value="8.91">
            <text:p>8.91</text:p>
          </table:table-cell>
          <table:table-cell office:value-type="float" office:value="7920.0">
            <text:p>7920.0</text:p>
          </table:table-cell>
          <table:table-cell office:value-type="float" office:value="50.0">
            <text:p>50.0</text:p>
          </table:table-cell>
          <table:table-cell office:value-type="string" office:value="Ruppia seeds">
            <text:p>Ruppia 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0.26">
            <text:p>0.26</text:p>
          </table:table-cell>
          <table:table-cell office:value-type="float" office:value="0.255747047937613">
            <text:p>0.25574704793761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50">
            <text:p>Poz-72450</text:p>
          </table:table-cell>
          <table:table-cell office:value-type="float" office:value="58.5579">
            <text:p>58.5579</text:p>
          </table:table-cell>
          <table:table-cell office:value-type="float" office:value="8.88">
            <text:p>8.88</text:p>
          </table:table-cell>
          <table:table-cell office:value-type="float" office:value="9260.0">
            <text:p>9260.0</text:p>
          </table:table-cell>
          <table:table-cell office:value-type="float" office:value="60.0">
            <text:p>60.0</text:p>
          </table:table-cell>
          <table:table-cell office:value-type="string" office:value="terrestrial seeds and stalks">
            <text:p>terrestrial seeds and stalk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6.9">
            <text:p>46.9</text:p>
          </table:table-cell>
          <table:table-cell office:value-type="float" office:value="0.26">
            <text:p>0.26</text:p>
          </table:table-cell>
          <table:table-cell office:value-type="float" office:value="0.25663500336210593">
            <text:p>0.2566350033621059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2414">
            <text:p>T-2414</text:p>
          </table:table-cell>
          <table:table-cell office:value-type="float" office:value="58.78">
            <text:p>58.78</text:p>
          </table:table-cell>
          <table:table-cell office:value-type="float" office:value="9.35">
            <text:p>9.35</text:p>
          </table:table-cell>
          <table:table-cell office:value-type="float" office:value="3830.0">
            <text:p>3830.0</text:p>
          </table:table-cell>
          <table:table-cell office:value-type="float" office:value="280.0">
            <text:p>2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1.22">
            <text:p>1.22</text:p>
          </table:table-cell>
          <table:table-cell office:value-type="float" office:value="1.2175350794431166">
            <text:p>1.2175350794431166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2415">
            <text:p>T-2415</text:p>
          </table:table-cell>
          <table:table-cell office:value-type="float" office:value="58.8">
            <text:p>58.8</text:p>
          </table:table-cell>
          <table:table-cell office:value-type="float" office:value="9.28">
            <text:p>9.28</text:p>
          </table:table-cell>
          <table:table-cell office:value-type="float" office:value="9180.0">
            <text:p>9180.0</text:p>
          </table:table-cell>
          <table:table-cell office:value-type="float" office:value="340.0">
            <text:p>340.0</text:p>
          </table:table-cell>
          <table:table-cell office:value-type="string" office:value="bulk clay">
            <text:p>bulk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2.0">
            <text:p>82.0</text:p>
          </table:table-cell>
          <table:table-cell office:value-type="float" office:value="1.37">
            <text:p>1.37</text:p>
          </table:table-cell>
          <table:table-cell office:value-type="float" office:value="1.373897820630386">
            <text:p>1.373897820630386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60">
            <text:p>Poz-72460</text:p>
          </table:table-cell>
          <table:table-cell office:value-type="float" office:value="58.5542">
            <text:p>58.5542</text:p>
          </table:table-cell>
          <table:table-cell office:value-type="float" office:value="8.87">
            <text:p>8.87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Moss stems">
            <text:p>Moss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9.0">
            <text:p>59.0</text:p>
          </table:table-cell>
          <table:table-cell office:value-type="float" office:value="1.03">
            <text:p>1.03</text:p>
          </table:table-cell>
          <table:table-cell office:value-type="float" office:value="1.031207036051227">
            <text:p>1.03120703605122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62">
            <text:p>Poz-72462</text:p>
          </table:table-cell>
          <table:table-cell office:value-type="float" office:value="58.5542">
            <text:p>58.5542</text:p>
          </table:table-cell>
          <table:table-cell office:value-type="float" office:value="8.87">
            <text:p>8.87</text:p>
          </table:table-cell>
          <table:table-cell office:value-type="float" office:value="9840.0">
            <text:p>9840.0</text:p>
          </table:table-cell>
          <table:table-cell office:value-type="float" office:value="50.0">
            <text:p>50.0</text:p>
          </table:table-cell>
          <table:table-cell office:value-type="string" office:value="Mytilus edulis periostracum">
            <text:p>Mytilus edulis periostrac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1.02">
            <text:p>1.02</text:p>
          </table:table-cell>
          <table:table-cell office:value-type="float" office:value="1.017106449693123">
            <text:p>1.01710644969312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18">
            <text:p>Poz-73618</text:p>
          </table:table-cell>
          <table:table-cell office:value-type="float" office:value="58.569">
            <text:p>58.569</text:p>
          </table:table-cell>
          <table:table-cell office:value-type="float" office:value="8.93">
            <text:p>8.93</text:p>
          </table:table-cell>
          <table:table-cell office:value-type="float" office:value="9030.0">
            <text:p>9030.0</text:p>
          </table:table-cell>
          <table:table-cell office:value-type="float" office:value="50.0">
            <text:p>50.0</text:p>
          </table:table-cell>
          <table:table-cell office:value-type="string" office:value="pinus needle betula seeds">
            <text:p>pinus needle betula 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6.2">
            <text:p>36.2</text:p>
          </table:table-cell>
          <table:table-cell office:value-type="float" office:value="0.26">
            <text:p>0.26</text:p>
          </table:table-cell>
          <table:table-cell office:value-type="float" office:value="0.2565599971818056">
            <text:p>0.2565599971818056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20">
            <text:p>Poz-73620</text:p>
          </table:table-cell>
          <table:table-cell office:value-type="float" office:value="58.5749">
            <text:p>58.5749</text:p>
          </table:table-cell>
          <table:table-cell office:value-type="float" office:value="8.91">
            <text:p>8.91</text:p>
          </table:table-cell>
          <table:table-cell office:value-type="float" office:value="8420.0">
            <text:p>8420.0</text:p>
          </table:table-cell>
          <table:table-cell office:value-type="float" office:value="40.0">
            <text:p>40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0.26">
            <text:p>0.26</text:p>
          </table:table-cell>
          <table:table-cell office:value-type="float" office:value="0.25574639780757097">
            <text:p>0.2557463978075709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57">
            <text:p>Poz-72457</text:p>
          </table:table-cell>
          <table:table-cell office:value-type="float" office:value="58.5568">
            <text:p>58.5568</text:p>
          </table:table-cell>
          <table:table-cell office:value-type="float" office:value="8.88">
            <text:p>8.88</text:p>
          </table:table-cell>
          <table:table-cell office:value-type="float" office:value="9220.0">
            <text:p>9220.0</text:p>
          </table:table-cell>
          <table:table-cell office:value-type="float" office:value="50.0">
            <text:p>50.0</text:p>
          </table:table-cell>
          <table:table-cell office:value-type="string" office:value="terrestrial seeds and needles">
            <text:p>terrestrial seeds and needl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6.7">
            <text:p>46.7</text:p>
          </table:table-cell>
          <table:table-cell office:value-type="float" office:value="0.26">
            <text:p>0.26</text:p>
          </table:table-cell>
          <table:table-cell office:value-type="float" office:value="0.25664128743071535">
            <text:p>0.25664128743071535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596">
            <text:p>Poz-71596</text:p>
          </table:table-cell>
          <table:table-cell office:value-type="float" office:value="58.5808">
            <text:p>58.5808</text:p>
          </table:table-cell>
          <table:table-cell office:value-type="float" office:value="8.94">
            <text:p>8.94</text:p>
          </table:table-cell>
          <table:table-cell office:value-type="float" office:value="9530.0">
            <text:p>9530.0</text:p>
          </table:table-cell>
          <table:table-cell office:value-type="float" office:value="50.0">
            <text:p>50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3.2">
            <text:p>63.2</text:p>
          </table:table-cell>
          <table:table-cell office:value-type="float" office:value="0.26">
            <text:p>0.26</text:p>
          </table:table-cell>
          <table:table-cell office:value-type="float" office:value="0.2557249598443827">
            <text:p>0.255724959844382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8">
            <text:p>T-1968</text:p>
          </table:table-cell>
          <table:table-cell office:value-type="float" office:value="58.95">
            <text:p>58.95</text:p>
          </table:table-cell>
          <table:table-cell office:value-type="float" office:value="9.27">
            <text:p>9.27</text:p>
          </table:table-cell>
          <table:table-cell office:value-type="float" office:value="9040.0">
            <text:p>904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8.96">
            <text:p>98.96</text:p>
          </table:table-cell>
          <table:table-cell office:value-type="float" office:value="1.42">
            <text:p>1.42</text:p>
          </table:table-cell>
          <table:table-cell office:value-type="float" office:value="1.4208359328384406">
            <text:p>1.4208359328384406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7">
            <text:p>T-1967</text:p>
          </table:table-cell>
          <table:table-cell office:value-type="float" office:value="58.82">
            <text:p>58.82</text:p>
          </table:table-cell>
          <table:table-cell office:value-type="float" office:value="9.23">
            <text:p>9.23</text:p>
          </table:table-cell>
          <table:table-cell office:value-type="float" office:value="8820.0">
            <text:p>8820.0</text:p>
          </table:table-cell>
          <table:table-cell office:value-type="float" office:value="300.0">
            <text:p>30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0.5">
            <text:p>50.5</text:p>
          </table:table-cell>
          <table:table-cell office:value-type="float" office:value="1.27">
            <text:p>1.27</text:p>
          </table:table-cell>
          <table:table-cell office:value-type="float" office:value="1.2749493694709197">
            <text:p>1.2749493694709197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850">
            <text:p>T-1850</text:p>
          </table:table-cell>
          <table:table-cell office:value-type="float" office:value="58.83">
            <text:p>58.83</text:p>
          </table:table-cell>
          <table:table-cell office:value-type="float" office:value="9.28">
            <text:p>9.28</text:p>
          </table:table-cell>
          <table:table-cell office:value-type="float" office:value="2630.0">
            <text:p>263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4">
            <text:p>8.4</text:p>
          </table:table-cell>
          <table:table-cell office:value-type="float" office:value="1.14">
            <text:p>1.14</text:p>
          </table:table-cell>
          <table:table-cell office:value-type="float" office:value="1.14422853514624">
            <text:p>1.14422853514624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851">
            <text:p>T-1851</text:p>
          </table:table-cell>
          <table:table-cell office:value-type="float" office:value="58.87">
            <text:p>58.87</text:p>
          </table:table-cell>
          <table:table-cell office:value-type="float" office:value="9.45">
            <text:p>9.45</text:p>
          </table:table-cell>
          <table:table-cell office:value-type="float" office:value="3070.0">
            <text:p>3070.0</text:p>
          </table:table-cell>
          <table:table-cell office:value-type="float" office:value="170.0">
            <text:p>17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9">
            <text:p>14.9</text:p>
          </table:table-cell>
          <table:table-cell office:value-type="float" office:value="1.22">
            <text:p>1.22</text:p>
          </table:table-cell>
          <table:table-cell office:value-type="float" office:value="1.2167541132005935">
            <text:p>1.2167541132005935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852">
            <text:p>T-1852</text:p>
          </table:table-cell>
          <table:table-cell office:value-type="float" office:value="58.77">
            <text:p>58.77</text:p>
          </table:table-cell>
          <table:table-cell office:value-type="float" office:value="9.27">
            <text:p>9.27</text:p>
          </table:table-cell>
          <table:table-cell office:value-type="float" office:value="4340.0">
            <text:p>434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1.24">
            <text:p>1.24</text:p>
          </table:table-cell>
          <table:table-cell office:value-type="float" office:value="1.2365463748467131">
            <text:p>1.2365463748467131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853">
            <text:p>T-1853</text:p>
          </table:table-cell>
          <table:table-cell office:value-type="float" office:value="58.92">
            <text:p>58.92</text:p>
          </table:table-cell>
          <table:table-cell office:value-type="float" office:value="9.45">
            <text:p>9.45</text:p>
          </table:table-cell>
          <table:table-cell office:value-type="float" office:value="5860.0">
            <text:p>5860.0</text:p>
          </table:table-cell>
          <table:table-cell office:value-type="float" office:value="290.0">
            <text:p>2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1.29">
            <text:p>1.29</text:p>
          </table:table-cell>
          <table:table-cell office:value-type="float" office:value="1.288320711900223">
            <text:p>1.288320711900223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80678">
            <text:p>Poz-80678</text:p>
          </table:table-cell>
          <table:table-cell office:value-type="float" office:value="58.6241">
            <text:p>58.6241</text:p>
          </table:table-cell>
          <table:table-cell office:value-type="float" office:value="9.0">
            <text:p>9.0</text:p>
          </table:table-cell>
          <table:table-cell office:value-type="float" office:value="10020.0">
            <text:p>10020.0</text:p>
          </table:table-cell>
          <table:table-cell office:value-type="float" office:value="60.0">
            <text:p>60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5.7">
            <text:p>85.7</text:p>
          </table:table-cell>
          <table:table-cell office:value-type="float" office:value="1.03">
            <text:p>1.03</text:p>
          </table:table-cell>
          <table:table-cell office:value-type="float" office:value="1.0304795019952504">
            <text:p>1.0304795019952504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82912">
            <text:p>Poz-82912</text:p>
          </table:table-cell>
          <table:table-cell office:value-type="float" office:value="58.5671">
            <text:p>58.5671</text:p>
          </table:table-cell>
          <table:table-cell office:value-type="float" office:value="8.94">
            <text:p>8.94</text:p>
          </table:table-cell>
          <table:table-cell office:value-type="float" office:value="6590.0">
            <text:p>6590.0</text:p>
          </table:table-cell>
          <table:table-cell office:value-type="float" office:value="40.0">
            <text:p>40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4">
            <text:p>24.4</text:p>
          </table:table-cell>
          <table:table-cell office:value-type="float" office:value="0.26">
            <text:p>0.26</text:p>
          </table:table-cell>
          <table:table-cell office:value-type="float" office:value="0.2565548006410924">
            <text:p>0.2565548006410924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72">
            <text:p>Poz-73672</text:p>
          </table:table-cell>
          <table:table-cell office:value-type="float" office:value="58.6092">
            <text:p>58.6092</text:p>
          </table:table-cell>
          <table:table-cell office:value-type="float" office:value="8.93">
            <text:p>8.93</text:p>
          </table:table-cell>
          <table:table-cell office:value-type="float" office:value="9590.0">
            <text:p>9590.0</text:p>
          </table:table-cell>
          <table:table-cell office:value-type="float" office:value="50.0">
            <text:p>50.0</text:p>
          </table:table-cell>
          <table:table-cell office:value-type="string" office:value="Betula seeds and leaves">
            <text:p>Betula seeds an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8">
            <text:p>52.8</text:p>
          </table:table-cell>
          <table:table-cell office:value-type="float" office:value="0.25">
            <text:p>0.25</text:p>
          </table:table-cell>
          <table:table-cell office:value-type="float" office:value="0.25419709368703297">
            <text:p>0.2541970936870329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80668">
            <text:p>Poz-80668</text:p>
          </table:table-cell>
          <table:table-cell office:value-type="float" office:value="58.6052">
            <text:p>58.6052</text:p>
          </table:table-cell>
          <table:table-cell office:value-type="float" office:value="8.99">
            <text:p>8.99</text:p>
          </table:table-cell>
          <table:table-cell office:value-type="float" office:value="8640.0">
            <text:p>8640.0</text:p>
          </table:table-cell>
          <table:table-cell office:value-type="float" office:value="50.0">
            <text:p>50.0</text:p>
          </table:table-cell>
          <table:table-cell office:value-type="string" office:value="terrestrial plant seeds">
            <text:p>terrestrial plant 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1.7">
            <text:p>31.7</text:p>
          </table:table-cell>
          <table:table-cell office:value-type="float" office:value="0.25">
            <text:p>0.25</text:p>
          </table:table-cell>
          <table:table-cell office:value-type="float" office:value="0.25477749739510347">
            <text:p>0.2547774973951034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590">
            <text:p>Poz-71590</text:p>
          </table:table-cell>
          <table:table-cell office:value-type="float" office:value="58.5959">
            <text:p>58.5959</text:p>
          </table:table-cell>
          <table:table-cell office:value-type="float" office:value="8.92">
            <text:p>8.92</text:p>
          </table:table-cell>
          <table:table-cell office:value-type="float" office:value="9510.0">
            <text:p>9510.0</text:p>
          </table:table-cell>
          <table:table-cell office:value-type="float" office:value="50.0">
            <text:p>50.0</text:p>
          </table:table-cell>
          <table:table-cell office:value-type="string" office:value="a few tiny twigs">
            <text:p>a few tiny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8.2">
            <text:p>68.2</text:p>
          </table:table-cell>
          <table:table-cell office:value-type="float" office:value="0.25">
            <text:p>0.25</text:p>
          </table:table-cell>
          <table:table-cell office:value-type="float" office:value="0.2546901814335904">
            <text:p>0.2546901814335904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595">
            <text:p>Poz-71595</text:p>
          </table:table-cell>
          <table:table-cell office:value-type="float" office:value="58.5808">
            <text:p>58.5808</text:p>
          </table:table-cell>
          <table:table-cell office:value-type="float" office:value="8.94">
            <text:p>8.94</text:p>
          </table:table-cell>
          <table:table-cell office:value-type="float" office:value="9470.0">
            <text:p>9470.0</text:p>
          </table:table-cell>
          <table:table-cell office:value-type="float" office:value="50.0">
            <text:p>50.0</text:p>
          </table:table-cell>
          <table:table-cell office:value-type="string" office:value="Delicate terrestrial plant macrofossils">
            <text:p>Delicate 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3.2">
            <text:p>63.2</text:p>
          </table:table-cell>
          <table:table-cell office:value-type="float" office:value="0.26">
            <text:p>0.26</text:p>
          </table:table-cell>
          <table:table-cell office:value-type="float" office:value="0.2557249598443827">
            <text:p>0.255724959844382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3">
            <text:p>T-1963</text:p>
          </table:table-cell>
          <table:table-cell office:value-type="float" office:value="58.87">
            <text:p>58.87</text:p>
          </table:table-cell>
          <table:table-cell office:value-type="float" office:value="9.38">
            <text:p>9.38</text:p>
          </table:table-cell>
          <table:table-cell office:value-type="float" office:value="2750.0">
            <text:p>2750.0</text:p>
          </table:table-cell>
          <table:table-cell office:value-type="float" office:value="240.0">
            <text:p>2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5">
            <text:p>10.5</text:p>
          </table:table-cell>
          <table:table-cell office:value-type="float" office:value="1.19">
            <text:p>1.19</text:p>
          </table:table-cell>
          <table:table-cell office:value-type="float" office:value="1.1938231619006914">
            <text:p>1.1938231619006914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80">
            <text:p>Poz-73680</text:p>
          </table:table-cell>
          <table:table-cell office:value-type="float" office:value="58.5745">
            <text:p>58.5745</text:p>
          </table:table-cell>
          <table:table-cell office:value-type="float" office:value="8.91">
            <text:p>8.91</text:p>
          </table:table-cell>
          <table:table-cell office:value-type="float" office:value="8510.0">
            <text:p>8510.0</text:p>
          </table:table-cell>
          <table:table-cell office:value-type="float" office:value="50.0">
            <text:p>50.0</text:p>
          </table:table-cell>
          <table:table-cell office:value-type="string" office:value="cortex fragments">
            <text:p>cortex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0.26">
            <text:p>0.26</text:p>
          </table:table-cell>
          <table:table-cell office:value-type="float" office:value="0.255747047937613">
            <text:p>0.25574704793761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5">
            <text:p>T-1965</text:p>
          </table:table-cell>
          <table:table-cell office:value-type="float" office:value="58.95">
            <text:p>58.95</text:p>
          </table:table-cell>
          <table:table-cell office:value-type="float" office:value="9.28">
            <text:p>9.28</text:p>
          </table:table-cell>
          <table:table-cell office:value-type="float" office:value="7720.0">
            <text:p>7720.0</text:p>
          </table:table-cell>
          <table:table-cell office:value-type="float" office:value="200.0">
            <text:p>20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1.34">
            <text:p>1.34</text:p>
          </table:table-cell>
          <table:table-cell office:value-type="float" office:value="1.344619441995542">
            <text:p>1.344619441995542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6">
            <text:p>T-1966</text:p>
          </table:table-cell>
          <table:table-cell office:value-type="float" office:value="58.83">
            <text:p>58.83</text:p>
          </table:table-cell>
          <table:table-cell office:value-type="float" office:value="9.43">
            <text:p>9.43</text:p>
          </table:table-cell>
          <table:table-cell office:value-type="float" office:value="8500.0">
            <text:p>850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1.39">
            <text:p>1.39</text:p>
          </table:table-cell>
          <table:table-cell office:value-type="float" office:value="1.3872355782875667">
            <text:p>1.3872355782875667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535">
            <text:p>Poz-71535</text:p>
          </table:table-cell>
          <table:table-cell office:value-type="float" office:value="58.606">
            <text:p>58.606</text:p>
          </table:table-cell>
          <table:table-cell office:value-type="float" office:value="8.98">
            <text:p>8.98</text:p>
          </table:table-cell>
          <table:table-cell office:value-type="float" office:value="3720.0">
            <text:p>3720.0</text:p>
          </table:table-cell>
          <table:table-cell office:value-type="float" office:value="35.0">
            <text:p>35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0.25">
            <text:p>0.25</text:p>
          </table:table-cell>
          <table:table-cell office:value-type="float" office:value="0.25456156486517506">
            <text:p>0.25456156486517506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75">
            <text:p>Poz-73675</text:p>
          </table:table-cell>
          <table:table-cell office:value-type="float" office:value="58.5686">
            <text:p>58.5686</text:p>
          </table:table-cell>
          <table:table-cell office:value-type="float" office:value="8.93">
            <text:p>8.93</text:p>
          </table:table-cell>
          <table:table-cell office:value-type="float" office:value="8620.0">
            <text:p>8620.0</text:p>
          </table:table-cell>
          <table:table-cell office:value-type="float" office:value="50.0">
            <text:p>50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6">
            <text:p>0.26</text:p>
          </table:table-cell>
          <table:table-cell office:value-type="float" office:value="0.25656076782045684">
            <text:p>0.25656076782045684</text:p>
          </table:table-cell>
          <table:table-cell office:value-type="string" office:value="RomundsetEtal2018,CreelEtal2022">
            <text:p>RomundsetEtal2018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